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26cm" fo:margin-left="0.018cm" fo:margin-top="0cm" fo:margin-bottom="0cm" fo:break-before="auto" fo:break-after="auto" table:align="left" style:writing-mode="page"/>
    </style:style>
    <style:style style:name="Table1.A" style:family="table-column">
      <style:table-column-properties style:column-width="1.482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4.286cm"/>
    </style:style>
    <style:style style:name="Table1.D" style:family="table-column">
      <style:table-column-properties style:column-width="2.117cm"/>
    </style:style>
    <style:style style:name="Table1.E" style:family="table-column">
      <style:table-column-properties style:column-width="2.09cm"/>
    </style:style>
    <style:style style:name="Table1.F" style:family="table-column">
      <style:table-column-properties style:column-width="1.508cm"/>
    </style:style>
    <style:style style:name="Table1.G" style:family="table-column">
      <style:table-column-properties style:column-width="2.43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officeooo:paragraph-rsid="00081299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officeooo:rsid="00081299" officeooo:paragraph-rsid="00081299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officeooo:rsid="00081299" officeooo:paragraph-rsid="00081299" style:text-blinking="false" fo:background-color="transparent"/>
    </style:style>
    <style:style style:name="P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officeooo:paragraph-rsid="00081299" style:text-blinking="false" fo:background-color="transparent"/>
    </style:style>
    <style:style style:name="P7" style:family="paragraph" style:parent-style-name="normal" style:list-style-name="WWNum3">
      <style:paragraph-properties fo:margin-left="1.27cm" fo:margin-right="0cm" fo:text-indent="-0.635cm" style:auto-text-indent="false"/>
    </style:style>
    <style:style style:name="P8" style:family="paragraph" style:parent-style-name="normal" style:list-style-name="WWNum3">
      <style:paragraph-properties fo:margin-left="1.27cm" fo:margin-right="0cm" fo:text-indent="-0.635cm" style:auto-text-indent="false"/>
      <style:text-properties officeooo:paragraph-rsid="00081299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81299"/>
    </style:style>
    <style:style style:name="P11" style:family="paragraph" style:parent-style-name="normal">
      <style:paragraph-properties fo:margin-left="0cm" fo:margin-right="0cm" fo:orphans="0" fo:widows="0" fo:text-indent="0cm" style:auto-text-indent="false"/>
    </style:style>
    <style:style style:name="P12" style:family="paragraph" style:parent-style-name="normal" style:list-style-name="WWNum2">
      <style:paragraph-properties fo:margin-left="2.54cm" fo:margin-right="0cm" fo:text-indent="-0.635cm" style:auto-text-indent="false"/>
    </style:style>
    <style:style style:name="P13" style:family="paragraph" style:parent-style-name="normal" style:list-style-name="WWNum2">
      <style:paragraph-properties fo:margin-left="2.54cm" fo:margin-right="0cm" fo:text-indent="-0.635cm" style:auto-text-indent="false"/>
      <style:text-properties officeooo:paragraph-rsid="00082901"/>
    </style:style>
    <style:style style:name="P14" style:family="paragraph" style:parent-style-name="normal" style:list-style-name="WWNum2">
      <style:paragraph-properties fo:margin-left="1.905cm" fo:margin-right="0cm" fo:text-indent="0cm" style:auto-text-indent="false"/>
    </style:style>
    <style:style style:name="P15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16" style:family="paragraph" style:parent-style-name="normal" style:master-page-name="Standard">
      <style:paragraph-properties style:page-number="1"/>
    </style:style>
    <style:style style:name="P17" style:family="paragraph" style:parent-style-name="normal" style:list-style-name="WWNum3">
      <style:paragraph-properties fo:margin-left="1.27cm" fo:margin-right="0cm" fo:text-indent="-0.635cm" style:auto-text-indent="false"/>
      <style:text-properties officeooo:rsid="00081299" officeooo:paragraph-rsid="00081299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081299" officeooo:paragraph-rsid="00081299"/>
    </style:style>
    <style:style style:name="P19" style:family="paragraph" style:parent-style-name="normal" style:list-style-name="WWNum2">
      <style:paragraph-properties fo:margin-left="2.54cm" fo:margin-right="0cm" fo:text-indent="-0.635cm" style:auto-text-indent="false"/>
      <style:text-properties officeooo:rsid="00082901" officeooo:paragraph-rsid="00082901"/>
    </style:style>
    <style:style style:name="P20" style:family="paragraph" style:parent-style-name="normal" style:list-style-name="WWNum2">
      <style:paragraph-properties fo:margin-left="1.905cm" fo:margin-right="0cm" fo:text-indent="0cm" style:auto-text-indent="false"/>
      <style:text-properties officeooo:rsid="00082901" officeooo:paragraph-rsid="00082901"/>
    </style:style>
    <style:style style:name="P21" style:family="paragraph" style:parent-style-name="normal" style:list-style-name="WWNum2" style:master-page-name="">
      <loext:graphic-properties draw:fill="none"/>
      <style:paragraph-properties fo:margin-left="2.6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rsid="00082901" officeooo:paragraph-rsid="00082901"/>
    </style:style>
    <style:style style:name="T1" style:family="text">
      <style:text-properties style:text-underline-style="none"/>
    </style:style>
    <style:style style:name="T2" style:family="text">
      <style:text-properties officeooo:rsid="00081299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0829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efect report</text:p>
      <text:p text:style-name="normal"/>
      <text:list text:style-name="WWNum3">
        <text:list-item>
          <text:p text:style-name="P7" loext:marker-style-name="T1">Szoftver és verzió</text:p>
          <text:p text:style-name="P17" loext:marker-style-name="T1">Jegyautomata 1.0</text:p>
        </text:list-item>
        <text:list-item>
          <text:p text:style-name="P8" loext:marker-style-name="T1">Környezet amiben előjött</text:p>
          <text:p text:style-name="P8" loext:marker-style-name="T1"><text:span text:style-name="T2">tatrtózkodási hely: Állomás 1</text:span></text:p>
        </text:list-item>
      </text:list>
      <text:p text:style-name="normal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9">Defect ID</text:p>
          </table:table-cell>
          <table:table-cell table:style-name="Table1.A1" office:value-type="string">
            <text:p text:style-name="P11">Hiba megfogalmazása</text:p>
          </table:table-cell>
          <table:table-cell table:style-name="Table1.A1" office:value-type="string">
            <text:p text:style-name="P9">Lépések</text:p>
          </table:table-cell>
          <table:table-cell table:style-name="Table1.A1" office:value-type="string">
            <text:p text:style-name="P9">Elvárt eredmény</text:p>
          </table:table-cell>
          <table:table-cell table:style-name="Table1.A1" office:value-type="string">
            <text:p text:style-name="P9">Aktuális eredmény</text:p>
          </table:table-cell>
          <table:table-cell table:style-name="Table1.A1" office:value-type="string">
            <text:p text:style-name="P9">Teszt ID</text:p>
          </table:table-cell>
          <table:table-cell table:style-name="Table1.A1" office:value-type="string">
            <text:p text:style-name="P9">Érintett követelmény</text:p>
          </table:table-cell>
        </table:table-row>
        <table:table-row table:style-name="Table1.1">
          <table:table-cell table:style-name="Table1.A1" office:value-type="string">
            <text:p text:style-name="P18">001</text:p>
          </table:table-cell>
          <table:table-cell table:style-name="Table1.A1" office:value-type="string">
            <text:p text:style-name="P18">Jegyen hibás úticél</text:p>
          </table:table-cell>
          <table:table-cell table:style-name="Table1.A1" office:value-type="string">
            <text:p text:style-name="P3"><text:bookmark text:name="docs-internal-guid-dc318633-7fff-27d2-367f-f60eeeb751f3"/>1.  Jegyvásárlási folyamat indítása</text:p>
            <text:p text:style-name="P1">2.  Gép utazási információkat kér</text:p>
            <text:p text:style-name="P1">3.  <text:span text:style-name="T2">úticél: állomás 2; indulás: most</text:span></text:p>
            <text:p text:style-name="P1">4.  Gép fizetési információkat kér</text:p>
            <text:p text:style-name="P1">5.  Készpénzes fizetés választása, túlfizetés</text:p>
            <text:p text:style-name="P1">6.  Gép kiadja a jegyet</text:p>
            <text:p text:style-name="P1">7.  Elvesszük a jegyet</text:p>
            <text:p text:style-name="P1">8.  Gép kiadja a visszajárót</text:p>
            <text:p text:style-name="P1">9.  Elvesszük a visszajárót</text:p>
            <text:p text:style-name="P1">10. Gép megköszöni a vásárlást</text:p>
            <text:p text:style-name="P1">11. Gép visszaáll az eredeti állapotába</text:p>
            <text:p text:style-name="Text_20_body"><text:line-break/></text:p>
          </table:table-cell>
          <table:table-cell table:style-name="Table1.A1" office:value-type="string">
            <text:p text:style-name="P5"><text:bookmark text:name="docs-internal-guid-5c781366-7fff-09a3-e18a-ca33c10bb95e"/><text:span text:style-name="T2">1. </text:span>kaptunk egy jegyet</text:p>
            <text:p text:style-name="P4">állomás 1-ről állomás 2-re azonnali indulással</text:p>
            <text:p text:style-name="P1"><text:span text:style-name="T2">2. </text:span>visszajáró összege megfelelő</text:p>
            <text:p text:style-name="P1"><text:span text:style-name="T2">3. </text:span>gép visszaáll az eredeti állapotba</text:p>
            <text:p text:style-name="Text_20_body"><text:line-break/></text:p>
          </table:table-cell>
          <table:table-cell table:style-name="Table1.A1" office:value-type="string">
            <text:p text:style-name="P6"><text:bookmark text:name="docs-internal-guid-5c781366-7fff-09a3-e18a-ca33c10bb95e Copy 1"/><text:span text:style-name="T2">1. </text:span>kaptunk egy jegyet</text:p>
            <text:p text:style-name="P4">állomás 1-ről állomás 3-ra azonnali indulással</text:p>
            <text:p text:style-name="P2"><text:span text:style-name="T2">2. </text:span>visszajáró összege megfelelő</text:p>
            <text:p text:style-name="P2"><text:span text:style-name="T2">3. </text:span>gép visszaáll az eredeti állapotba</text:p>
          </table:table-cell>
          <table:table-cell table:style-name="Table1.A1" office:value-type="string">
            <text:p text:style-name="P18">001</text:p>
          </table:table-cell>
          <table:table-cell table:style-name="Table1.A1" office:value-type="string">
            <text:p text:style-name="P10"><text:span text:style-name="T2">Funkcionális követelmények: </text:span><text:bookmark text:name="docs-internal-guid-ddc9f0e7-7fff-b4f2-887c-9988bacc3154"/><text:span text:style-name="T3">A felhasználó kiválaszthatja az utat, amire jegyet szeretne</text:span> 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normal"/>
      <text:list text:style-name="WWNum2">
        <text:list-item>
          <text:list>
            <text:list-header>
              <text:p text:style-name="P14">Dátum</text:p>
              <text:p text:style-name="P13"><text:span text:style-name="T4">2023.09.19</text:span></text:p>
              <text:p text:style-name="P14" loext:marker-style-name="T1">Prioritás</text:p>
              <text:p text:style-name="P19" loext:marker-style-name="T1">1</text:p>
              <text:p text:style-name="P20">Státusz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">megoldatlan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4" loext:marker-style-name="T1">Súlyosság</text:p>
              <text:p text:style-name="P13" loext:marker-style-name="T1"><text:span text:style-name="T4">közepes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hu" fo:country="H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hu" fo:country="H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9T18:53:32.907000000</dc:date>
    <meta:editing-duration>PT15M39S</meta:editing-duration>
    <meta:editing-cycles>2</meta:editing-cycles>
    <meta:generator>LibreOffice/7.5.6.2$Windows_X86_64 LibreOffice_project/f654817fb68d6d4600d7d2f6b647e47729f55f15</meta:generator>
    <meta:document-statistic meta:table-count="1" meta:image-count="0" meta:object-count="0" meta:page-count="1" meta:paragraph-count="45" meta:word-count="156" meta:character-count="1003" meta:non-whitespace-character-count="890"/>
  </office:meta>
</office:document-meta>
</file>